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(TI critique OR TI comment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36" calcext:value-type="float">
            <text:p>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7:47:25.281587613</meta:creation-date>
    <dc:date>2016-04-18T17:47:52.106822471</dc:date>
    <dc:creator>chjh </dc:creator>
    <meta:editing-duration>PT26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